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12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20-04-01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2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2/11/2019</text:p>
          </table:table-cell>
          <table:table-cell table:style-name="taxable_event_note_border_fiat" office:value="11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7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3: 1.00000000 of 3.00000000 B3</text:p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2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30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82000000 of 3.00000000 B3</text:p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4:09.810919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